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2in" fo:margin-right="0in" fo:text-indent="-0.25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ummary of requirements for Eco-Cycle project</text:span></text:p>
      <text:p text:style-name="Standard">Our Headstarter group is committing to deliver software that will help Eco-cycle, a non-profit in Boulder, Colorado, plan their training programs for schools. <text:s/>The software will facilitate CRUD operations with a database. <text:s/>The data are currently stored in a series of Excel spreadsheet workbooks, and the UI to add information to these spreadsheets is a SharePoint “app”. <text:s/>These are not fully meeting Eco-cycle’s needs. <text:s/>The Headstarter team needs a project defined to deliver to a customer so that they can learn the reality of what is involved. <text:s/>This project is intended to help both.</text:p>
      <text:p text:style-name="Standard"/>
      <text:p text:style-name="Standard">Eco-cycle (also called the customer in this context) needs to have a user-friendly way to do the following:</text:p>
      <text:list xml:id="list1414305792" text:style-name="WWNum1">
        <text:list-item>
          <text:p text:style-name="P1">Add and schedule requests for training by Eco-cycle facilitators in surrounding schools</text:p>
          <text:list>
            <text:list-item>
              <text:p text:style-name="P2">Mechanism to avoid spelling variations for the same information. <text:s/>This can be drop-down menus, but it would be best if drop-down menus were able to accommodate user entry of the first few letters because some of these fields have on order 100 items (see Name of School below).</text:p>
            </text:list-item>
            <text:list-item>
              <text:p text:style-name="P2">Auto-populate as many fields as possible during the entry process, including, but not limited to the following: <text:s/>(asterisks denote fields that should auto-populate at least during initial entry–see example spreadsheet)</text:p>
              <text:list>
                <text:list-item>
                  <text:p text:style-name="P3">Name or ID of the registrar entering the data <text:s/>(ideally read from session info for default value)</text:p>
                </text:list-item>
                <text:list-item>
                  <text:p text:style-name="P3">Information about the request: <text:s/></text:p>
                  <text:list>
                    <text:list-item>
                      <text:p text:style-name="P4">Contact Name</text:p>
                    </text:list-item>
                    <text:list-item>
                      <text:p text:style-name="P4">Contact Email address <text:s/>(error checking for valid entry)</text:p>
                    </text:list-item>
                    <text:list-item>
                      <text:p text:style-name="P4">Contact Phone number (error checking for valid entry)</text:p>
                    </text:list-item>
                    <text:list-item>
                      <text:p text:style-name="P4">Contact’s Phone type (cell or landline)</text:p>
                    </text:list-item>
                    <text:list-item>
                      <text:p text:style-name="P4">Best time to contact <text:s/>(could be general, e.g. evenings, weekends, etc. or could be more specific. <text:s/>Can be used in conjunction with Notes field)</text:p>
                    </text:list-item>
                    <text:list-item>
                      <text:p text:style-name="P4">Grade levels to be trained (Pre-K to 12; preferably entry with commas and dashes or check boxes)</text:p>
                    </text:list-item>
                    <text:list-item>
                      <text:p text:style-name="P4">Status of the request* (initial value = “new” or something similar)</text:p>
                    </text:list-item>
                    <text:list-item>
                      <text:p text:style-name="P4">How much communication has happened* (initial value = “none” or something similar)</text:p>
                    </text:list-item>
                    <text:list-item>
                      <text:p text:style-name="P4">Free entry Notes field (256 characters or longer)</text:p>
                    </text:list-item>
                  </text:list>
                </text:list-item>
                <text:list-item>
                  <text:p text:style-name="P3">Information about the school (note that schools do not have unique names)</text:p>
                  <text:list>
                    <text:list-item>
                      <text:p text:style-name="P4">Name of the school <text:s/>(Ideally list as noted above, but also allow direct entry of schools not previously entered–prompt for the auto-populating info below but should allow saving with incomplete information if it is not available upon new entry.)</text:p>
                    </text:list-item>
                    <text:list-item>
                      <text:p text:style-name="P4">School’s Greenstar status* <text:s/></text:p>
                    </text:list-item>
                    <text:list-item>
                      <text:p text:style-name="P4">The organization funding the training <text:s/>(currently two-letter code, can be drop-down; not necessarily correlated to school, but likely tied to Greenstar status)*</text:p>
                    </text:list-item>
                    <text:list-item>
                      <text:p text:style-name="P4">Title 1 information (not currently implemented; info TBD)*</text:p>
                    </text:list-item>
                    <text:list-item>
                      <text:p text:style-name="P4">School’s City*</text:p>
                    </text:list-item>
                    <text:list-item>
                      <text:p text:style-name="P4">School’s County*</text:p>
                    </text:list-item>
                    <text:list-item>
                      <text:p text:style-name="P4"><text:soft-page-break/>School’s District*</text:p>
                    </text:list-item>
                    <text:list-item>
                      <text:p text:style-name="P4">(School’s Address)*</text:p>
                    </text:list-item>
                    <text:list-item>
                      <text:p text:style-name="P4">What languages are standard in that school*</text:p>
                    </text:list-item>
                  </text:list>
                </text:list-item>
                <text:list-item>
                  <text:p text:style-name="P3">Information about the training to be given</text:p>
                  <text:list>
                    <text:list-item>
                      <text:p text:style-name="P4">Title of the presentation</text:p>
                    </text:list-item>
                    <text:list-item>
                      <text:p text:style-name="P4">Subject category (not currently implemented)*</text:p>
                    </text:list-item>
                    <text:list-item>
                      <text:p text:style-name="P4">Training kit to be used*</text:p>
                    </text:list-item>
                    <text:list-item>
                      <text:p text:style-name="P4">Dates and times preferred by the requestor <text:s/>(may be individual dates and times or series, depending on training type)</text:p>
                    </text:list-item>
                    <text:list-item>
                      <text:p text:style-name="P4">Date and time agreed upon (initially blank)</text:p>
                    </text:list-item>
                    <text:list-item>
                      <text:p text:style-name="P4">Number of classrooms that the training will be given in</text:p>
                    </text:list-item>
                    <text:list-item>
                      <text:p text:style-name="P4">Number of students to receive the trainings (direct entry integer &gt; 1)</text:p>
                    </text:list-item>
                    <text:list-item>
                      <text:p text:style-name="P4">Number of adults at the school who will attend (direct entry non-negative integer)</text:p>
                    </text:list-item>
                    <text:list-item>
                      <text:p text:style-name="P4">Eco-cycle facilitator(s) giving the trainings (currently first name–can be drop down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Display in a calendar format the upcoming trainings</text:p>
          <text:list>
            <text:list-item>
              <text:p text:style-name="P2">Allow custom color coding</text:p>
            </text:list-item>
            <text:list-item>
              <text:p text:style-name="P2">Allow global read permissions of the calendar and calendar entries within Eco-cycle</text:p>
            </text:list-item>
          </text:list>
        </text:list-item>
        <text:list-item>
          <text:p text:style-name="P1">Allow searching and sorting of and by most fields (needn’t have this for number of students or adults, also not required for time slots, but I suspect that if they had that ability, they would use it)</text:p>
        </text:list-item>
        <text:list-item>
          <text:p text:style-name="P1">Make it easy to send emails related to the requests to internal Eco-cycle facilitators, by including relevant information block in email body</text:p>
        </text:list-item>
        <text:list-item>
          <text:p text:style-name="P1">Make it easy to send scheduling requests (using .ics calendar info or the like) to external contacts at schools. </text:p>
        </text:list-item>
        <text:list-item>
          <text:p text:style-name="P1">Distinguish between write-login for school data, modification to add info to requests, and read-only login</text:p>
        </text:list-item>
        <text:list-item>
          <text:p text:style-name="P1">Use security currently used by Eco-cycle (TBD, but probably Azure, based on Microsoft prevalence)</text:p>
        </text:list-item>
        <text:list-item>
          <text:p text:style-name="P1">If at all possible, use existing tech stack (TBD, but probably Azure, based on Microsoft prevalence)</text:p>
        </text:list-item>
        <text:list-item>
          <text:p text:style-name="P1">They want this to be web-based. <text:s/>They don’t want it to be mobile-friendly because they don’t want this on personal devices. <text:s/>The database, UI, and capabilities should be restricted to people within their domain, but the confirmation emails generated will be sent to outside users–the contacts who request the trainings</text:p>
        </text:list-item>
        <text:list-item>
          <text:p text:style-name="P1">I have requested that the customer determine specifics of VM hosting, SSO Provider, Security/Permissions/Domain Controller scheme from their (externally-contracted) IT provider</text:p>
        </text:list-item>
        <text:list-item>
          <text:p text:style-name="P1">There are no restrictions on color scheme or fonts aside from general readability and color-blindness compatibility. <text:s/>Currently they don’t have any users who require special accessibility.</text:p>
        </text:list-item>
        <text:list-item>
          <text:p text:style-name="P1">The product should allow easy creation of a new scheduling table (in database) for each school year.</text:p>
        </text:list-item>
        <text:list-item>
          <text:p text:style-name="P1"><text:soft-page-break/>The product should preferably, allow default info from prior years to be ported into current year tables. <text:s/>(Examples: <text:s/>School information may be updated from time to time, but will likely be in the same City and County every year. <text:s/>School district might change. <text:s/>Contact info for requesters may be linked to specific schools, but might change from year to year or within a school year.)</text:p>
        </text:list-item>
        <text:list-item>
          <text:p text:style-name="P1">All required testing is still TBD.</text:p>
        </text:list-item>
        <text:list-item>
          <text:p text:style-name="P1">Documentation of how the software works and how to modify data tables are required.</text:p>
        </text:list-item>
        <text:list-item>
          <text:p text:style-name="P1">Lisa will provide longer-term support for deployment and training (up to 2 years past delivery?)</text:p>
        </text:list-item>
        <text:list-item>
          <text:p text:style-name="P1">Delivery as soon as convenient after completion of Headstarter fellowship (expected circa September 10, 2024).</text:p>
        </text:list-item>
        <text:list-item>
          <text:p text:style-name="P1">Ideally provided, but not required: An easy way to import data from Excel into the database. <text:s/>(Can use KNIME if needed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971" meta:character-count="5886" meta:non-whitespace-character-count="5001"/>
    <meta:generator>LibreOfficeDev/6.0.5.2$Linux_X86_64 LibreOffice_project/</meta:generator>
  </office:meta>
</office:document-meta>
</file>